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auto-grow-height="false" fo:min-height="0.749cm" fo:min-width="0.499cm" fo:wrap-option="no-wrap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3dfe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d0e4a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5a9a98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ade0ee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ff0000" fo:font-size="14pt" style:font-size-asian="14pt" style:font-size-complex="14pt"/>
    </style:style>
    <style:style style:name="P5" style:family="paragraph"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color="#ff0000"/>
    </style:style>
    <style:style style:name="P9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0000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xml:id="id8" draw:id="id8" draw:layer="layout" svg:width="3.5cm" svg:height="1.4cm" svg:x="1cm" svg:y="14.6cm">
          <text:p>Task nod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6" draw:id="id6" draw:layer="layout" svg:width="4.9cm" svg:height="3.8cm" svg:x="5.5cm" svg:y="3.1cm">
          <text:p text:style-name="P1">Task Pool</text:p>
          <draw:enhanced-geometry svg:viewBox="0 0 21600 21600" draw:glue-points="10800 0 3163 3163 0 10800 3163 18437 10800 21600 18437 18437 21600 10800 18437 3163" draw:text-areas="3163 3163 18437 18437" draw:type="ring" draw:modifiers="5580.4262036306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xml:id="id2" draw:id="id2" draw:layer="layout" svg:width="3.6cm" svg:height="1.4cm" svg:x="11.2cm" svg:y="3.7cm">
          <text:p text:style-name="P1"><text:span text:style-name="T1">Github task split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3.6cm" svg:height="1.4cm" svg:x="10.5cm" svg:y="1.4cm">
          <text:p text:style-name="P1"><text:span text:style-name="T1">Weixin task split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3.6cm" svg:height="1.4cm" svg:x="11.6cm" svg:y="6cm">
          <text:p text:style-name="P1"><text:span text:style-name="T1">Email task split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1cm" svg:height="0.9cm" svg:x="15.8cm" svg:y="1.5cm">
          <text:p text:style-name="P3"><text:span text:style-name="T2">Task: get use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1cm" svg:height="0.8cm" svg:x="15.8cm" svg:y="2.9cm">
          <text:p text:style-name="P3"><text:span text:style-name="T2">Task: get repo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2cm" svg:height="0.8cm" svg:x="15.8cm" svg:y="4.3cm">
          <text:p text:style-name="P3"><text:span text:style-name="T2">Task: get event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5.8cm" svg:y1="1.95cm" svg:x2="14.8cm" svg:y2="4.4cm" draw:start-shape="id1" draw:start-glue-point="3" draw:end-shape="id2" draw:end-glue-point="1" svg:d="m15800 1950-1000 2450" svg:viewBox="0 0 1001 2451">
          <text:p/>
        </draw:connector>
        <draw:connector draw:style-name="gr6" draw:text-style-name="P1" draw:layer="layout" draw:type="line" svg:x1="15.8cm" svg:y1="3.3cm" svg:x2="14.8cm" svg:y2="4.4cm" draw:start-shape="id3" draw:start-glue-point="3" draw:end-shape="id2" draw:end-glue-point="1" svg:d="m15800 3300-1000 1100" svg:viewBox="0 0 1001 1101">
          <text:p/>
        </draw:connector>
        <draw:connector draw:style-name="gr6" draw:text-style-name="P1" draw:layer="layout" draw:type="line" svg:x1="15.8cm" svg:y1="4.7cm" svg:x2="14.8cm" svg:y2="4.4cm" draw:start-shape="id4" draw:start-glue-point="3" draw:end-shape="id2" draw:end-glue-point="1" svg:d="m15800 4700-1000-300" svg:viewBox="0 0 1001 301">
          <text:p/>
        </draw:connector>
        <draw:connector draw:style-name="gr6" draw:text-style-name="P1" draw:layer="layout" draw:type="line" svg:x1="10.5cm" svg:y1="2.1cm" svg:x2="9.683cm" svg:y2="3.656cm" draw:start-shape="id5" draw:start-glue-point="3" draw:end-shape="id6" draw:end-glue-point="11" svg:d="m10500 2100-817 1556" svg:viewBox="0 0 818 1557">
          <text:p/>
        </draw:connector>
        <draw:connector draw:style-name="gr6" draw:text-style-name="P1" draw:layer="layout" draw:type="line" svg:x1="11.2cm" svg:y1="4.4cm" svg:x2="10.4cm" svg:y2="5cm" draw:start-shape="id2" draw:start-glue-point="3" draw:end-shape="id6" draw:end-glue-point="10" svg:d="m11200 4400-800 600" svg:viewBox="0 0 801 601">
          <text:p/>
        </draw:connector>
        <draw:connector draw:style-name="gr6" draw:text-style-name="P1" draw:layer="layout" draw:type="line" svg:x1="11.6cm" svg:y1="6.7cm" svg:x2="9.683cm" svg:y2="6.344cm" draw:start-shape="id7" draw:start-glue-point="3" draw:end-shape="id6" draw:end-glue-point="9" svg:d="m11600 6700-1917-356" svg:viewBox="0 0 1918 357">
          <text:p/>
        </draw:connector>
        <draw:connector draw:style-name="gr7" draw:text-style-name="P5" draw:layer="layout" draw:type="line" svg:x1="2.75cm" svg:y1="14.6cm" svg:x2="5.5cm" svg:y2="5cm" draw:start-shape="id8" draw:start-glue-point="0" draw:end-shape="id6" draw:end-glue-point="6" svg:d="m2750 14600 2750-9600" svg:viewBox="0 0 2751 9601">
          <text:p text:style-name="P4"><text:span text:style-name="T3">1. getFreeTasks(N)</text:span></text:p>
        </draw:connector>
        <draw:connector draw:style-name="gr7" draw:text-style-name="P5" draw:layer="layout" draw:type="line" svg:x1="7.95cm" svg:y1="6.9cm" svg:x2="2.75cm" svg:y2="14.6cm" draw:start-shape="id6" draw:start-glue-point="8" draw:end-shape="id8" draw:end-glue-point="0" svg:d="m7950 6900-5200 7700" svg:viewBox="0 0 5201 7701">
          <text:p text:style-name="P1"><text:span text:style-name="T3">2. N * freeTask</text:span></text:p>
        </draw:connector>
        <draw:custom-shape draw:style-name="gr2" draw:text-style-name="P7" xml:id="id9" draw:id="id9" draw:layer="layout" svg:width="1.5cm" svg:height="1.9cm" svg:x="6.9cm" svg:y="11.9cm">
          <text:p text:style-name="P6"><text:span text:style-name="T4">Need accoun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draw:type="line" svg:x1="4.5cm" svg:y1="15.3cm" svg:x2="6.9cm" svg:y2="12.85cm" draw:start-shape="id8" draw:end-shape="id9" draw:end-glue-point="5" svg:d="m4500 15300 2400-2450" svg:viewBox="0 0 2401 2451">
          <text:p text:style-name="P1"><text:span text:style-name="T3">3. run NTasks</text:span></text:p>
        </draw:connector>
        <draw:custom-shape draw:style-name="gr2" draw:text-style-name="P1" xml:id="id10" draw:id="id10" draw:layer="layout" svg:width="4.7cm" svg:height="3.9cm" svg:x="10.2cm" svg:y="11.7cm">
          <text:p text:style-name="P1">Account Pool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7" draw:text-style-name="P8" draw:layer="layout" draw:type="line" svg:x1="8.4cm" svg:y1="12.85cm" svg:x2="10.2cm" svg:y2="13.65cm" draw:start-shape="id9" draw:start-glue-point="7" draw:end-shape="id10" svg:d="m8400 12850 1800 800" svg:viewBox="0 0 1801 801">
          <text:p text:style-name="P1"><text:span text:style-name="T5">Yes</text:span></text:p>
        </draw:connector>
        <draw:custom-shape draw:style-name="gr8" draw:text-style-name="P1" xml:id="id11" draw:id="id11" draw:layer="layout" svg:width="7.4cm" svg:height="4cm" svg:x="7.6cm" svg:y="17.2cm">
          <text:p text:style-name="P1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12.55cm" svg:y1="15.6cm" svg:x2="11.3cm" svg:y2="17.2cm" draw:start-shape="id10" draw:start-glue-point="8" draw:end-shape="id11" draw:end-glue-point="4" svg:d="m12550 15600-1250 1600" svg:viewBox="0 0 1251 1601">
          <text:p text:style-name="P1"><text:span text:style-name="T3">Authenticated Users</text:span></text:p>
        </draw:connector>
        <draw:connector draw:style-name="gr7" draw:text-style-name="P8" draw:layer="layout" draw:type="line" svg:x1="7.65cm" svg:y1="13.8cm" svg:x2="8.683cm" svg:y2="17.785cm" draw:start-shape="id9" draw:start-glue-point="6" draw:end-shape="id11" draw:end-glue-point="5" svg:d="m7650 13800 1033 3985" svg:viewBox="0 0 1034 3986">
          <text:p text:style-name="P1"><text:span text:style-name="T5">No</text:span></text:p>
        </draw:connector>
        <draw:custom-shape draw:style-name="gr4" draw:text-style-name="P2" xml:id="id12" draw:id="id12" draw:layer="layout" svg:width="3.6cm" svg:height="1.4cm" svg:x="10.3cm" svg:y="9cm">
          <text:p text:style-name="P1"><text:span text:style-name="T1">Weixin accoun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3.6cm" svg:height="1.4cm" svg:x="14.9cm" svg:y="9.4cm">
          <text:p text:style-name="P1"><text:span text:style-name="T1">Github accoun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4" draw:id="id14" draw:layer="layout" svg:width="3.6cm" svg:height="1.4cm" svg:x="15.7cm" svg:y="12.1cm">
          <text:p text:style-name="P1"><text:span text:style-name="T1">Email account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2.1cm" svg:y1="10.4cm" svg:x2="12.55cm" svg:y2="11.7cm" draw:start-shape="id12" draw:start-glue-point="2" draw:end-shape="id10" svg:d="m12100 10400 450 1300" svg:viewBox="0 0 451 1301">
          <text:p/>
        </draw:connector>
        <draw:connector draw:style-name="gr6" draw:text-style-name="P1" draw:layer="layout" draw:type="line" svg:x1="14.9cm" svg:y1="10.1cm" svg:x2="14.212cm" svg:y2="12.271cm" draw:start-shape="id13" draw:start-glue-point="3" draw:end-shape="id10" draw:end-glue-point="11" svg:d="m14900 10100-688 2171" svg:viewBox="0 0 689 2172">
          <text:p/>
        </draw:connector>
        <draw:connector draw:style-name="gr6" draw:text-style-name="P1" draw:layer="layout" draw:type="line" svg:x1="15.7cm" svg:y1="12.8cm" svg:x2="14.9cm" svg:y2="13.65cm" draw:start-shape="id14" draw:start-glue-point="3" draw:end-shape="id10" draw:end-glue-point="10" svg:d="m15700 12800-800 850" svg:viewBox="0 0 801 851">
          <text:p/>
        </draw:connector>
        <draw:custom-shape draw:style-name="gr4" draw:text-style-name="P2" xml:id="id15" draw:id="id15" draw:layer="layout" svg:width="3.6cm" svg:height="1.4cm" svg:x="16.3cm" svg:y="15.9cm">
          <text:p text:style-name="P1"><text:span text:style-name="T1">Weixin 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6" draw:id="id16" draw:layer="layout" svg:width="3.6cm" svg:height="1.4cm" svg:x="16.3cm" svg:y="18.5cm">
          <text:p text:style-name="P1"><text:span text:style-name="T1">Github 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7" draw:id="id17" draw:layer="layout" svg:width="3.6cm" svg:height="1.4cm" svg:x="16.2cm" svg:y="21.4cm">
          <text:p text:style-name="P1"><text:span text:style-name="T1">Email data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13.917cm" svg:y1="17.785cm" svg:x2="16.3cm" svg:y2="16.6cm" draw:start-shape="id11" draw:start-glue-point="11" draw:end-shape="id15" draw:end-glue-point="3" svg:d="m13917 17785 2383-1185" svg:viewBox="0 0 2384 1186">
          <text:p text:style-name="P1"><text:span text:style-name="T5">api</text:span></text:p>
        </draw:connector>
        <draw:connector draw:style-name="gr9" draw:text-style-name="P8" draw:layer="layout" draw:type="line" svg:x1="15cm" svg:y1="19.2cm" svg:x2="16.3cm" svg:y2="19.2cm" draw:start-shape="id11" draw:start-glue-point="10" draw:end-shape="id16" draw:end-glue-point="3" svg:d="m15000 19200h1300" svg:viewBox="0 0 1301 1">
          <text:p text:style-name="P8"><text:span text:style-name="T5">api</text:span></text:p>
        </draw:connector>
        <draw:connector draw:style-name="gr9" draw:text-style-name="P8" draw:layer="layout" draw:type="line" svg:x1="13.917cm" svg:y1="20.615cm" svg:x2="16.2cm" svg:y2="22.1cm" draw:start-shape="id11" draw:start-glue-point="9" draw:end-shape="id17" draw:end-glue-point="3" svg:d="m13917 20615 2283 1485" svg:viewBox="0 0 2284 1486">
          <text:p text:style-name="P1"><text:span text:style-name="T5">spider</text:span></text:p>
        </draw:connector>
        <draw:connector draw:style-name="gr7" draw:text-style-name="P5" draw:layer="layout" draw:type="line" svg:x1="7.6cm" svg:y1="19.2cm" svg:x2="4.5cm" svg:y2="15.3cm" draw:start-shape="id11" draw:start-glue-point="6" draw:end-shape="id8" draw:end-glue-point="1" svg:d="m7600 19200-3100-3900" svg:viewBox="0 0 3101 3901">
          <text:p text:style-name="P6"><text:span text:style-name="T3">4. get data</text:span></text:p>
        </draw:connector>
        <draw:custom-shape draw:style-name="gr2" draw:text-style-name="P1" xml:id="id19" draw:id="id19" draw:layer="layout" svg:width="4.8cm" svg:height="4.2cm" svg:x="10.7cm" svg:y="22cm">
          <text:p text:style-name="P1">Database</text:p>
          <draw:enhanced-geometry svg:viewBox="0 0 21600 21600" draw:glue-points="10800 0 3163 3163 0 10800 3163 18437 10800 21600 18437 18437 21600 10800 18437 3163" draw:text-areas="3163 3163 18437 18437" draw:type="ring" draw:modifiers="4952.836339926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7" xml:id="id18" draw:id="id18" draw:layer="layout" svg:width="1.5cm" svg:height="1.9cm" svg:x="2.8cm" svg:y="20.1cm">
          <text:p text:style-name="P6"><text:span text:style-name="T4">Access to db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draw:type="line" svg:x1="2.75cm" svg:y1="16cm" svg:x2="3.55cm" svg:y2="20.1cm" draw:start-shape="id8" draw:start-glue-point="2" draw:end-shape="id18" draw:end-glue-point="4" svg:d="m2750 16000 800 4100" svg:viewBox="0 0 801 4101">
          <text:p text:style-name="P1"><text:span text:style-name="T3">5. push data</text:span></text:p>
        </draw:connector>
        <draw:connector draw:style-name="gr7" draw:text-style-name="P8" draw:layer="layout" draw:type="line" svg:x1="4.3cm" svg:y1="21.05cm" svg:x2="11.403cm" svg:y2="22.615cm" draw:start-shape="id18" draw:start-glue-point="7" draw:end-shape="id19" draw:end-glue-point="5" svg:d="m4300 21050 7103 1565" svg:viewBox="0 0 7104 1566">
          <text:p text:style-name="P1"><text:span text:style-name="T5">Yes</text:span></text:p>
        </draw:connector>
        <draw:custom-shape draw:style-name="gr2" draw:text-style-name="P1" xml:id="id20" draw:id="id20" draw:layer="layout" svg:width="2.7cm" svg:height="1.3cm" svg:x="1.5cm" svg:y="23.7cm">
          <text:p text:style-name="P1">Temp file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line" svg:x1="3.55cm" svg:y1="22cm" svg:x2="2.85cm" svg:y2="23.7cm" draw:start-shape="id18" draw:start-glue-point="6" draw:end-shape="id20" draw:end-glue-point="0" svg:d="m3550 22000-700 1700" svg:viewBox="0 0 701 1701">
          <text:p text:style-name="P1"><text:span text:style-name="T5">No</text:span></text:p>
        </draw:connector>
        <draw:custom-shape draw:style-name="gr2" draw:text-style-name="P9" xml:id="id21" draw:id="id21" draw:layer="layout" svg:width="3.9cm" svg:height="2.7cm" svg:x="6.3cm" svg:y="25.6cm">
          <text:p text:style-name="P9"><text:span text:style-name="T6">Temp file Pool</text:span>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7" draw:text-style-name="P5" draw:layer="layout" draw:type="line" svg:x1="2.85cm" svg:y1="25cm" svg:x2="6.3cm" svg:y2="26.95cm" draw:start-shape="id20" draw:start-glue-point="2" draw:end-shape="id21" draw:end-glue-point="6" svg:d="m2850 25000 3450 1950" svg:viewBox="0 0 3451 1951">
          <text:p text:style-name="P5">6. push temp file</text:p>
        </draw:connector>
        <draw:connector draw:style-name="gr6" draw:text-style-name="P1" draw:layer="layout" draw:type="line" svg:x1="10.2cm" svg:y1="26.95cm" svg:x2="11.403cm" svg:y2="25.585cm" draw:start-shape="id21" draw:start-glue-point="10" draw:end-shape="id19" draw:end-glue-point="7" svg:d="m10200 26950 1203-1365" svg:viewBox="0 0 1204 1366">
          <text:p/>
        </draw:connector>
      </draw:page>
      <draw:page draw:name="page2" draw:style-name="dp1" draw:master-page-name="默认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方正宋体" style:font-family-generic-asian="system" style:font-pitch-asian="variable" style:font-size-asian="24pt" style:language-asian="zh" style:country-asian="CN" style:font-family-complex="方正宋体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方正宋体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Albany AMT'" style:font-family-generic="roman" style:font-pitch="variable" fo:font-size="18pt" style:letter-kerning="true" style:font-family-asian="方正宋体" style:font-family-generic-asian="system" style:font-pitch-asian="variable" style:font-size-asian="18pt" style:font-family-complex="'Albany AMT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08:28:35</meta:creation-date>
    <dc:date>2015-01-28T09:08:57</dc:date>
    <meta:editing-duration>PT27M28S</meta:editing-duration>
    <meta:editing-cycles>2</meta:editing-cycles>
    <meta:generator>LibreOffice/4.0-26$Linux_X86_64 LibreOffice_project/400m0$Build-326</meta:generator>
    <meta:document-statistic meta:object-count="45"/>
  </office:meta>
</office:document-meta>
</file>